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6.102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6.045cm" style:use-optimal-column-width="false"/>
    </style:style>
    <style:style style:name="ro1" style:family="table-row">
      <style:table-row-properties style:row-height="4.545cm"/>
    </style:style>
    <style:style style:name="ro2" style:family="table-row">
      <style:table-row-properties style:row-height="4.543cm"/>
    </style:style>
    <style:style style:name="ro3" style:family="table-row">
      <style:table-row-properties style:row-height="4.596cm"/>
    </style:style>
    <style:style style:name="ro4" style:family="table-row">
      <style:table-row-properties style:row-height="4.603cm"/>
    </style:style>
    <style:style style:name="ce1" style:family="table-cell">
      <style:graphic-properties draw:fill="solid" draw:fill-color="#99ccff" style:repeat="repeat"/>
    </style:style>
    <style:style style:name="ce2" style:family="table-cell">
      <style:graphic-properties draw:fill="solid" draw:fill-color="#c0c0c0" style:repeat="repeat"/>
    </style:style>
    <style:style style:name="ce3" style:family="table-cell">
      <style:graphic-properties draw:fill="solid" draw:fill-color="#94bd5e" style:repeat="repeat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ffcc99" style:repeat="repeat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standard" draw:layer="layout" svg:width="42.671cm" svg:height="18.178cm" svg:x="18.364cm" svg:y="11.8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1">
              <table:table-cell table:style-name="ce3"/>
              <table:table-cell/>
              <table:table-cell/>
              <table:table-cell/>
              <table:table-cell/>
              <table:table-cell table:style-name="ce4"/>
              <table:table-cell table:style-name="ce2"/>
            </table:table-row>
            <table:table-row table:style-name="ro1" table:default-cell-style-name="ce5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 table:style-name="ce2"/>
            </table:table-row>
            <table:table-row table:style-name="ro2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31.496cm" svg:height="2.159cm" svg:x="20.939cm" svg:y="13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86cm" svg:height="10.922cm" svg:x="56.753cm" svg:y="13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1.623cm" svg:height="1.905cm" svg:x="25.892cm" svg:y="26.90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10.16cm" svg:x="20.812cm" svg:y="17.38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0.447cm" svg:height="1.778cm" svg:x="26.654cm" svg:y="17.8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9.431cm" svg:height="1.397cm" svg:x="32.115cm" svg:y="22.5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1.905cm" svg:x="50.53cm" svg:y="17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397cm" svg:height="2.032cm" svg:x="26.527cm" svg:y="21.9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42.29cm" svg:height="22.987cm" svg:x="19.159cm" svg:y="41.23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3" table:default-cell-style-name="ce1"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3" table:default-cell-style-name="ce4">
              <table:table-cell table:style-name="ce3"/>
              <table:table-cell table:style-name="ce3"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3" table:default-cell-style-name="ce5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 table:style-name="ce2"/>
            </table:table-row>
            <table:table-row table:style-name="ro4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" draw:text-style-name="P1" draw:layer="layout" svg:width="31.242cm" svg:height="1.397cm" svg:x="20.939cm" svg:y="43.0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032cm" svg:height="14.478cm" svg:x="57.134cm" svg:y="43.0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1.623cm" svg:height="1.27cm" svg:x="26.781cm" svg:y="61.4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397cm" svg:height="14.097cm" svg:x="20.812cm" svg:y="47.73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8.542cm" svg:height="1.905cm" svg:x="27.035cm" svg:y="47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778cm" svg:height="6.096cm" svg:x="51.165cm" svg:y="47.4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8.796cm" svg:height="1.397cm" svg:x="33.639cm" svg:y="56.75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524cm" svg:height="5.334cm" svg:x="27.162cm" svg:y="52.0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09:58:46.559000000</meta:creation-date>
    <dc:date>2014-07-03T10:31:51.984000000</dc:date>
    <meta:editing-duration>PT2M45S</meta:editing-duration>
    <meta:editing-cycles>1</meta:editing-cycles>
    <meta:document-statistic meta:object-count="18"/>
    <meta:generator>LibreOffice/4.2.4.2$Windows_x86 LibreOffice_project/63150712c6d317d27ce2db16eb94c2f3d7b699f8</meta:generator>
  </office:meta>
</office:document-meta>
</file>